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13.726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53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06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535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9" style:family="paragraph">
      <loext:graphic-properties draw:fill-color="#ffffd7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ce181e"/>
      <style:paragraph-properties fo:text-align="center"/>
    </style:style>
    <style:style style:name="P14" style:family="paragraph">
      <loext:graphic-properties draw:fill="solid" draw:fill-color="#ff8000"/>
      <style:paragraph-properties fo:text-align="center"/>
    </style:style>
    <style:style style:name="P15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11pt" style:font-weight-asian="bold" style:font-size-complex="11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6" draw:id="id6" draw:layer="layout" svg:width="7.727cm" svg:height="13.976cm" svg:x="19.756cm" svg:y="1.772cm">
          <draw:glue-point draw:id="4" svg:x="-5.001cm" svg:y="2.878cm"/>
          <draw:glue-point draw:id="5" svg:x="-5.001cm" svg:y="4.652cm"/>
          <text:p text:style-name="P3"><text:span text:style-name="T1">UART 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5.568cm" svg:height="13.919cm" svg:x="6.845cm" svg:y="1.879cm">
          <text:p text:style-name="P3"><text:span text:style-name="T1">Uni</text:span><text:span text:style-name="T1">ver</text:span><text:span text:style-name="T1">sal</text:span><text:span text:style-name="T1"><text:line-break/></text:span><text:span text:style-name="T1">Con</text:span><text:span text:style-name="T1">vert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7" draw:id="id7" draw:layer="layout" svg:width="4.689cm" svg:height="4.027cm" svg:x="0.264cm" svg:y="6.858cm">
          <draw:text-box>
            <text:p text:style-name="P6"><text:span text:style-name="T2">CPU </text:span><text:span text:style-name="T2">i</text:span><text:span text:style-name="T3">/f</text:span></text:p>
            <text:p text:style-name="P6"><text:span text:style-name="T3">(IOb/</text:span><text:span text:style-name="T3">AXI/</text:span><text:span text:style-name="T3"><text:line-break/></text:span><text:span text:style-name="T3">AXIL</text:span><text:span text:style-name="T3">/</text:span><text:span text:style-name="T3">APB/</text:span><text:span text:style-name="T3"><text:line-break/></text:span><text:span text:style-name="T3">WB)</text:span></text:p>
          </draw:text-box>
        </draw:frame>
        <draw:frame draw:style-name="gr7" draw:text-style-name="P8" xml:id="id1" draw:id="id1" draw:layer="layout" svg:width="2.032cm" svg:height="1.524cm" svg:x="1.524cm" svg:y="15.494cm">
          <draw:text-box>
            <text:p text:style-name="P6"><text:span text:style-name="T4">clk</text:span></text:p>
          </draw:text-box>
        </draw:frame>
        <draw:frame draw:style-name="gr8" draw:text-style-name="P8" xml:id="id4" draw:id="id4" draw:layer="layout" svg:width="2.306cm" svg:height="1.276cm" svg:x="1.25cm" svg:y="17.526cm">
          <draw:text-box>
            <text:p text:style-name="P6"><text:span text:style-name="T4">a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642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0" draw:layer="layout" svg:width="2.358cm" svg:height="1.195cm" svg:x="30.908cm" svg:y="9.978cm">
          <draw:text-box>
            <text:p><text:span text:style-name="T5">rxd</text:span></text:p>
          </draw:text-box>
        </draw:frame>
        <draw:connector draw:style-name="gr12" draw:text-style-name="P11" draw:layer="layout" draw:line-skew="5.734cm" svg:x1="3.556cm" svg:y1="16.256cm" svg:x2="12.431cm" svg:y2="14.998cm" draw:start-shape="id1" draw:end-shape="id2" draw:end-glue-point="7" svg:d="M3556 16256h15111v-1258h-6236" svg:viewBox="0 0 15112 1259">
          <text:p/>
        </draw:connector>
        <draw:connector draw:style-name="gr12" draw:text-style-name="P11" draw:layer="layout" draw:line-skew="7.05cm" svg:x1="3.556cm" svg:y1="16.256cm" svg:x2="19.686cm" svg:y2="14.995cm" draw:start-shape="id1" draw:start-glue-point="1" draw:end-shape="id3" draw:end-glue-point="7" svg:d="M3556 16256h15113v-1261h1017" svg:viewBox="0 0 16131 1262">
          <text:p/>
        </draw:connector>
        <draw:connector draw:style-name="gr13" draw:text-style-name="P11" draw:layer="layout" svg:x1="3.556cm" svg:y1="18.164cm" svg:x2="9.629cm" svg:y2="15.798cm" draw:start-shape="id4" draw:start-glue-point="1" draw:end-shape="id5" draw:end-glue-point="2" svg:d="M3556 18164h6073v-2366" svg:viewBox="0 0 6074 2367">
          <text:p/>
        </draw:connector>
        <draw:connector draw:style-name="gr13" draw:text-style-name="P11" draw:layer="layout" svg:x1="3.556cm" svg:y1="18.164cm" svg:x2="23.619cm" svg:y2="15.748cm" draw:start-shape="id4" draw:start-glue-point="1" draw:end-shape="id6" draw:end-glue-point="2" svg:d="M3556 18164h20063v-2416" svg:viewBox="0 0 20064 2417">
          <text:p/>
        </draw:connector>
        <draw:connector draw:style-name="gr14" draw:text-style-name="P2" draw:layer="layout" draw:type="line" svg:x1="4.953cm" svg:y1="8.871cm" svg:x2="6.845cm" svg:y2="8.838cm" draw:start-shape="id7" draw:start-glue-point="1" draw:end-shape="id5" draw:end-glue-point="3" svg:d="M4953 8871l1892-33" svg:viewBox="0 0 1893 34">
          <text:p/>
        </draw:connector>
        <draw:frame draw:style-name="gr11" draw:text-style-name="P10" draw:layer="layout" svg:width="2.333cm" svg:height="1.195cm" svg:x="31.025cm" svg:y="2.202cm">
          <draw:text-box>
            <text:p><text:span text:style-name="T5">txd</text:span></text:p>
          </draw:text-box>
        </draw:frame>
        <draw:frame draw:style-name="gr11" draw:text-style-name="P12" draw:layer="layout" svg:width="2.358cm" svg:height="1.195cm" svg:x="31.224cm" svg:y="13.008cm">
          <draw:text-box>
            <text:p><text:span text:style-name="T3">cts</text:span></text:p>
          </draw:text-box>
        </draw:frame>
        <draw:frame draw:style-name="gr11" draw:text-style-name="P12" draw:layer="layout" svg:width="2.358cm" svg:height="1.195cm" svg:x="31.288cm" svg:y="5.998cm">
          <draw:text-box>
            <text:p><text:span text:style-name="T3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onnector draw:style-name="gr12" draw:text-style-name="P11" draw:layer="layout" draw:line-skew="10.425cm" svg:x1="3.556cm" svg:y1="16.256cm" svg:x2="12.432cm" svg:y2="14.999cm" draw:start-shape="id1" draw:start-glue-point="1" svg:d="M3556 16256h15113v-1257h-6237" svg:viewBox="0 0 15114 1258">
          <text:p/>
        </draw:connector>
        <draw:custom-shape draw:style-name="gr15" draw:text-style-name="P13" draw:layer="layout" svg:width="0.254cm" svg:height="0.254cm" svg:x="18.54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xml:id="id8" draw:id="id8" draw:layer="layout" svg:width="2.035cm" svg:height="1.558cm" svg:x="1.522cm" svg:y="16.51cm">
          <draw:text-box>
            <text:p text:style-name="P6"><text:span text:style-name="T4">cke</text:span></text:p>
          </draw:text-box>
        </draw:frame>
        <draw:connector draw:style-name="gr17" draw:text-style-name="P11" draw:layer="layout" svg:x1="3.557cm" svg:y1="17.289cm" svg:x2="18.161cm" svg:y2="14.605cm" draw:start-shape="id8" draw:start-glue-point="1" draw:end-shape="id9" draw:end-glue-point="8" svg:d="M3557 17289h14604v-2684" svg:viewBox="0 0 14605 2685">
          <text:p/>
        </draw:connector>
        <draw:custom-shape draw:style-name="gr18" draw:text-style-name="P14" xml:id="id9" draw:id="id9" draw:layer="layout" svg:width="0.254cm" svg:height="0.254cm" svg:x="18.03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8.288cm" svg:y1="14.478cm" svg:x2="19.685cm" svg:y2="14.478cm">
          <text:p/>
        </draw:line>
        <draw:line draw:style-name="gr19" draw:text-style-name="P2" draw:layer="layout" svg:x1="18.034cm" svg:y1="14.478cm" svg:x2="12.446cm" svg:y2="14.478cm">
          <text:p/>
        </draw:line>
        <draw:connector draw:style-name="gr14" draw:text-style-name="P2" draw:layer="layout" draw:type="line" svg:x1="12.413cm" svg:y1="8.838cm" svg:x2="19.756cm" svg:y2="8.76cm" draw:start-shape="id5" draw:start-glue-point="1" draw:end-shape="id6" draw:end-glue-point="3" svg:d="M12413 8838l7343-78" svg:viewBox="0 0 7344 79">
          <text:p/>
        </draw:connector>
        <draw:frame draw:style-name="gr20" draw:text-style-name="P16" draw:layer="layout" svg:width="5.715cm" svg:height="1.673cm" svg:x="13.843cm" svg:y="7.471cm">
          <draw:text-box>
            <text:p text:style-name="P15"><text:span text:style-name="T6">Wishbone Bu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7T14:26:30.199269966</dc:date>
    <meta:editing-duration>PT15H48M13S</meta:editing-duration>
    <meta:editing-cycles>44</meta:editing-cycles>
    <meta:generator>LibreOffice/25.8.3.2$Linux_X86_64 LibreOffice_project/580$Build-2</meta:generator>
    <meta:document-statistic meta:object-count="30"/>
  </office:meta>
</office:document-meta>
</file>